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1d0" officeooo:paragraph-rsid="001751d0"/>
    </style:style>
    <style:style style:name="P2" style:family="paragraph" style:parent-style-name="Standard">
      <style:text-properties fo:font-size="10pt" officeooo:rsid="001751d0" officeooo:paragraph-rsid="001751d0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1226e3" style:font-size-asian="10pt" style:font-size-complex="10pt"/>
    </style:style>
    <style:style style:name="P5" style:family="paragraph" style:parent-style-name="Standard">
      <style:text-properties fo:font-size="10pt" officeooo:rsid="0014b666" officeooo:paragraph-rsid="0014b666" style:font-size-asian="10pt" style:font-size-complex="10pt"/>
    </style:style>
    <style:style style:name="T1" style:family="text">
      <style:text-properties officeooo:rsid="001226e3"/>
    </style:style>
    <style:style style:name="T2" style:family="text">
      <style:text-properties officeooo:rsid="00133323"/>
    </style:style>
    <style:style style:name="T3" style:family="text">
      <style:text-properties officeooo:rsid="0014b666"/>
    </style:style>
    <style:style style:name="T4" style:family="text">
      <style:text-properties officeooo:rsid="00164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acteristicas de la historia de aventuras:</text:p>
      <text:p text:style-name="P1"/>
      <text:p text:style-name="P2"/>
      <text:p text:style-name="P3">Protagonista:</text:p>
      <text:p text:style-name="P3">Elara - mujer<text:span text:style-name="T1">,</text:span> 25 anos, atletica, aventurera, heroica, inteligente.</text:p>
      <text:p text:style-name="P3"/>
      <text:p text:style-name="P3">motivacion y objetivos: </text:p>
      <text:p text:style-name="P3">Elara desea encontrar respuestas a preguntas tales como: que es la vida, porque mori<text:span text:style-name="T1">mos</text:span>, cual es mi mission, existe un ser <text:span text:style-name="T1">superior</text:span>, entre otras.</text:p>
      <text:p text:style-name="P3"><text:span text:style-name="T1">Y asi,</text:span> se embarcara en un largo viaje en busca de un libro<text:span text:style-name="T1"> magico</text:span> perdido que segun dice la leyenda contiene todas las respuestas.</text:p>
      <text:p text:style-name="P3"/>
      <text:p text:style-name="P4">epoca:</text:p>
      <text:p text:style-name="P4">la edad media</text:p>
      <text:p text:style-name="P4"/>
      <text:p text:style-name="P3">Lugar:</text:p>
      <text:p text:style-name="P4">una gran isla aislada del resto del mundo<text:span text:style-name="T1"> llamada 'Lluviara'</text:span>.</text:p>
      <text:p text:style-name="P3"/>
      <text:p text:style-name="P3">descripcion general de la historia:</text:p>
      <text:p text:style-name="P3">Elara recorrera el reino de Lluviara <text:span text:style-name="T2">en busca del libro magico, </text:span>viviendo aventuras aleccionadoras en cada capitulo.</text:p>
      <text:p text:style-name="P3">El viaje no estara excento de peligro porque el mal Tambien desea encontrar el <text:span text:style-name="T2">libro</text:span> pe<text:span text:style-name="T2">rdido.</text:span></text:p>
      <text:p text:style-name="P3"><text:span text:style-name="T2">Y a</text:span>si se desarrollara una batalla entre el bien y el mal, en donde Elara <text:span text:style-name="T2">d</text:span>ebera<text:span text:style-name="T2"> </text:span>evitar que el conocimiento del libro caiga en las manos del mal<text:span text:style-name="T2">, caracterizado por </text:span>El malvado mago Morgerathus<text:span text:style-name="T3">.</text:span></text:p>
      <text:p text:style-name="P3"/>
      <text:p text:style-name="P5">publico:</text:p>
      <text:p text:style-name="P5">adulto.</text:p>
      <text:p text:style-name="P5"/>
      <text:p text:style-name="P5">tono narrativo:</text:p>
      <text:p text:style-name="P5">aventura fantastica epica <text:span text:style-name="T4">y</text:span> mistic<text:span text:style-name="T4">a</text:span>, narrada con tono realista y elementos puntuales sobrenaturale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8:56:21.910000000</meta:creation-date>
    <dc:date>2025-07-02T19:49:15.869000000</dc:date>
    <meta:editing-duration>PT34M26S</meta:editing-duration>
    <meta:editing-cycles>4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18" meta:word-count="171" meta:character-count="1074" meta:non-whitespace-character-count="919"/>
  </office:meta>
</office:document-meta>
</file>